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8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bold" style:font-name-asian="Noto Sans CJK SC Regular" style:font-name-complex="FreeSans" style:font-weight-asian="bold" style:font-weight-complex="bold"/>
    </style:style>
    <style:style style:name="T3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Test Name:</text:p>
          </table:table-cell>
          <table:table-cell table:style-name="ce1" office:value-type="string" calcext:value-type="string">
            <text:p>Chrome</text:p>
          </table:table-cell>
          <table:table-cell table:style-name="ce1" office:value-type="string" calcext:value-type="string">
            <text:p>Firefox</text:p>
          </table:table-cell>
          <table:table-cell table:style-name="ce1" office:value-type="string" calcext:value-type="string">
            <text:p>Safari</text:p>
          </table:table-cell>
          <table:table-cell table:style-name="ce1" office:value-type="string" calcext:value-type="string">
            <text:p>Android</text:p>
          </table:table-cell>
          <table:table-cell table:style-name="ce1" office:value-type="string" calcext:value-type="string">
            <text:p>iOS</text:p>
          </table:table-cell>
        </table:table-row>
        <table:table-row table:style-name="ro2">
          <table:table-cell table:style-name="ce2" office:value-type="string" calcext:value-type="string">
            <text:p><text:span text:style-name="T1">Given</text:span> coupon_conversion_unit_added_to_blog_post </text:p>
            <text:p><text:span text:style-name="T2">When</text:span><text:span text:style-name="T3"> blog_post_is_displayed</text:span></text:p>
            <text:p><text:span text:style-name="T1">Then</text:span> coupon_conversion_unit_{appears_as_expected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Given</text:span> coupon_conversion_unit_not_added_to_blog_post </text:p>
            <text:p><text:span text:style-name="T1">When</text:span> blog_post_is_displayed</text:p>
            <text:p><text:span text:style-name="T1">Then</text:span> coupon_conversion_unit_{does_not_appear}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Given</text:span> coupon_conversion_unit_is_displayed </text:p>
            <text:p><text:span text:style-name="T1">Then</text:span> {expected}_title_is_display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Given</text:span> coupon_conversion_unit_is_displayed </text:p>
            <text:p><text:span text:style-name="T1">Then</text:span> tooltip_is_display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Given</text:span> coupon_conversion_unit_tooltip_is_displayed </text:p>
            <text:p><text:span text:style-name="T1">Then</text:span> tooltip_contains_expected_tex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Given</text:span> coupon_conversion_unit_is_displayed </text:p>
            <text:p><text:span text:style-name="T1">Then</text:span> search_all_button_appea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Given</text:span> coupon_conversion_unit_is_displayed </text:p>
            <text:p><text:span text:style-name="T1">When </text:span>user_clicks_search_all_button </text:p>
            <text:p><text:span text:style-name="T1">Then</text:span> navigates_to_{expected}_pag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Given</text:span> coupon_conversion_unit_is_displayed </text:p>
            <text:p><text:span text:style-name="T1">Then</text:span> contains_{expected}_dru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Given</text:span> coupon_conversion_unit_is_displayed </text:p>
            <text:p><text:span text:style-name="T1">When</text:span> user_clicks_View_Prices </text:p>
            <text:p><text:span text:style-name="T1">Then</text:span> navigates_to_{expected}_drug_price_pag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Given</text:span> coupon_conversion_unit_is_displayed </text:p>
            <text:p><text:span text:style-name="T1">Then</text:span> at_least_one_drug_is_display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Given</text:span> coupon_conversion_unit_is_displayed </text:p>
            <text:p><text:span text:style-name="T1">Then</text:span> displays_up_to_5_drugs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00/00/0000</text:date>, <text:time style:data-style-name="N2" text:time-value="10:30:00.891055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4:52:08.665387272</meta:creation-date>
    <dc:date>2020-09-15T10:45:14.726921428</dc:date>
    <meta:editing-duration>PT1H38S</meta:editing-duration>
    <meta:editing-cycles>8</meta:editing-cycles>
    <meta:generator>LibreOffice/5.1.6.2$Linux_X86_64 LibreOffice_project/10m0$Build-2</meta:generator>
    <meta:document-statistic meta:table-count="1" meta:cell-count="17" meta:object-count="0"/>
  </office:meta>
</office:document-meta>
</file>